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officeooo:rsid="000ffe38" officeooo:paragraph-rsid="000ffe38"/>
    </style:style>
    <style:style style:name="P2" style:family="paragraph" style:parent-style-name="Text_20_body">
      <style:paragraph-properties fo:text-align="start" style:justify-single-word="false"/>
      <style:text-properties officeooo:rsid="00148909" officeooo:paragraph-rsid="0018c126"/>
    </style:style>
    <style:style style:name="P3" style:family="paragraph" style:parent-style-name="Text_20_body">
      <style:paragraph-properties fo:text-align="start" style:justify-single-word="false"/>
      <style:text-properties officeooo:rsid="00193d8d" officeooo:paragraph-rsid="00193d8d"/>
    </style:style>
    <style:style style:name="P4" style:family="paragraph" style:parent-style-name="Text_20_body">
      <style:paragraph-properties fo:text-align="start" style:justify-single-word="false"/>
      <style:text-properties officeooo:rsid="00198713" officeooo:paragraph-rsid="00198713"/>
    </style:style>
    <style:style style:name="P5" style:family="paragraph" style:parent-style-name="Text_20_body">
      <style:paragraph-properties fo:text-align="start" style:justify-single-word="false"/>
      <style:text-properties officeooo:rsid="001b388a" officeooo:paragraph-rsid="001b388a"/>
    </style:style>
    <style:style style:name="P6" style:family="paragraph" style:parent-style-name="Text_20_body" style:list-style-name="L1">
      <style:paragraph-properties fo:text-align="start" style:justify-single-word="false"/>
      <style:text-properties fo:font-weight="bold" officeooo:rsid="001b388a" officeooo:paragraph-rsid="001b388a" style:font-weight-asian="bold" style:font-weight-complex="bold"/>
    </style:style>
    <style:style style:name="P7" style:family="paragraph" style:parent-style-name="Text_20_body" style:list-style-name="L1">
      <style:paragraph-properties fo:text-align="start" style:justify-single-word="false"/>
      <style:text-properties fo:font-weight="bold" officeooo:rsid="001e92fc" officeooo:paragraph-rsid="001e92fc" style:font-weight-asian="bold" style:font-weight-complex="bold"/>
    </style:style>
    <style:style style:name="P8" style:family="paragraph" style:parent-style-name="Text_20_body" style:list-style-name="L1">
      <style:paragraph-properties fo:text-align="start" style:justify-single-word="false"/>
      <style:text-properties fo:font-weight="bold" officeooo:rsid="001ea710" officeooo:paragraph-rsid="001ea710" style:font-weight-asian="bold" style:font-weight-complex="bold"/>
    </style:style>
    <style:style style:name="P9" style:family="paragraph" style:parent-style-name="Text_20_body">
      <style:paragraph-properties fo:text-align="start" style:justify-single-word="false"/>
      <style:text-properties fo:font-weight="bold" officeooo:rsid="001ea710" officeooo:paragraph-rsid="001ea710" style:font-weight-asian="bold" style:font-weight-complex="bold"/>
    </style:style>
    <style:style style:name="P10" style:family="paragraph" style:parent-style-name="Text_20_body">
      <style:paragraph-properties fo:text-align="start" style:justify-single-word="false"/>
    </style:style>
    <style:style style:name="P11" style:family="paragraph" style:parent-style-name="Title">
      <style:paragraph-properties fo:text-align="start" style:justify-single-word="false"/>
    </style:style>
    <style:style style:name="T1" style:family="text">
      <style:text-properties officeooo:rsid="000ffe38"/>
    </style:style>
    <style:style style:name="T2" style:family="text">
      <style:text-properties officeooo:rsid="0010c5e2"/>
    </style:style>
    <style:style style:name="T3" style:family="text">
      <style:text-properties style:text-position="super 58%"/>
    </style:style>
    <style:style style:name="T4" style:family="text">
      <style:text-properties officeooo:rsid="0015709b"/>
    </style:style>
    <style:style style:name="T5" style:family="text">
      <style:text-properties officeooo:rsid="0018c126"/>
    </style:style>
    <style:style style:name="T6" style:family="text">
      <style:text-properties fo:font-weight="normal" style:font-weight-asian="normal" style:font-weight-complex="normal"/>
    </style:style>
    <style:style style:name="T7" style:family="text">
      <style:text-properties fo:font-weight="normal" officeooo:rsid="001c68fd" style:font-weight-asian="normal" style:font-weight-complex="normal"/>
    </style:style>
    <style:style style:name="T8" style:family="text">
      <style:text-properties fo:font-weight="normal" officeooo:rsid="001ea710" style:font-weight-asian="normal" style:font-weight-complex="normal"/>
    </style:style>
    <style:style style:name="T9" style:family="text">
      <style:text-properties fo:font-weight="normal" officeooo:rsid="00206fb4" style:font-weight-asian="normal" style:font-weight-complex="normal"/>
    </style:style>
    <style:style style:name="T10" style:family="text">
      <style:text-properties officeooo:rsid="001ea710"/>
    </style:style>
    <style:style style:name="T11" style:family="text">
      <style:text-properties officeooo:rsid="001f24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am Report: <text:span text:style-name="T1">Design Phase</text:span></text:p>
      <text:p text:style-name="P10"/>
      <text:p text:style-name="P1">The purpose of this report is to describe how <text:span text:style-name="T2">our</text:span> team came together and <text:span text:style-name="T5">how we </text:span>worked on the initial design phase of the project. Our group consists of <text:span text:style-name="T2">Jace Riehl, Michel Martel, Nathan Tipper and Vincent Cote. As avid fans of the television show “Rick and Morty” we wanted to make a game inspired from the show. Based on the main character of the game, Jerry, <text:s/>we decided to name our group “The council of Jerry’s”. The following sections will describe what the group has done together as well as the individual tasks preformed for the design phase of the project. </text:span></text:p>
      <text:p text:style-name="P2">Our group was assembled early on in the semester in order to get a good head start, we started chatting on Google Hangout right away to get a feel for each members schedule. Our first official group meeting was held on January 26<text:span text:style-name="T3">th</text:span>, 2017. <text:span text:style-name="T4">In this meeting we flushed out a lot of the initial details including everyone’s strengths and distributed the roles among the group (see below). We also started talking about what the game might be and what kinds of things we all would like to see in it.</text:span> <text:span text:style-name="T5">We decided a weekly group meeting would be held every Tuesday. After said meeting, if needed, a supplementary meeting is to be held on Thursday evenings or a video conference over the weekend. </text:span></text:p>
      <text:p text:style-name="P3">In order to complete the <text:span text:style-name="T11">D</text:span>esign <text:span text:style-name="T11">Phase D</text:span>ocument we decided to split <text:span text:style-name="T11">up the sectio</text:span>ns <text:span text:style-name="T11">of the document </text:span>among the group member <text:span text:style-name="T11">and </text:span>th<text:span text:style-name="T11">e</text:span>n assemble <text:span text:style-name="T11">them </text:span>into one document. Through our meetings, video conference and group chat all members where able to successfully complete each section to meet the deadline. Some reshuffling of task assignment<text:span text:style-name="T11">s</text:span> happened in order to better suit the team members. </text:p>
      <text:p text:style-name="P4">Overall each team member added their own ideas and strength<text:span text:style-name="T11">s</text:span> <text:span text:style-name="T11">and these strengths and contributions will be evident in the final project</text:span>. We all have been very accommodating and fully invested in this project in order to accomplish something we can all be proud of in the end. </text:p>
      <text:p text:style-name="P5">The main individual tasks are described below:</text:p>
      <text:list xml:id="list2920731353961440759" text:style-name="L1">
        <text:list-item>
          <text:p text:style-name="P6">Jace Riehl (aka Philosopher Jerry): <text:span text:style-name="T7">Jace is our Quality Assurance Lead, he was in charge of section 3 (Revision table), section 4 (Introduction) <text:s/>and parts of section 6 (Development Process). <text:s/></text:span></text:p>
        </text:list-item>
        <text:list-item>
          <text:p text:style-name="P7">Nathan Tipper (aka Boss Jerry): <text:span text:style-name="T6"><text:s/>Nathan is the </text:span><text:span text:style-name="T8">T</text:span><text:span text:style-name="T6">eam </text:span><text:span text:style-name="T8">L</text:span><text:span text:style-name="T6">ead, he was in charge of parts of section 6 (Development Process) and section 7 (Software Design). </text:span></text:p>
        </text:list-item>
        <text:list-item>
          <text:p text:style-name="P7">Michel Martel (aka <text:span text:style-name="T10">A</text:span>rtsy Jerry): <text:span text:style-name="T6">Michel is our </text:span><text:span text:style-name="T8">D</text:span><text:span text:style-name="T6">ocumentation Lead, he was in charge of section 1 (Title Page), section 2 (Table of Contents) </text:span><text:span text:style-name="T8">and</text:span><text:span text:style-name="T6"> </text:span><text:span text:style-name="T8">parts of section 6 (Development Process). Michel also created the team logo and put together the final document package. </text:span></text:p>
        </text:list-item>
        <text:list-item>
          <text:p text:style-name="P8">Vincent Cote (aka Handsome Jerry): <text:span text:style-name="T6">Vincent is our Design Lead, he was in charge of section 5 (Project Management) and the team report. </text:span></text:p>
        </text:list-item>
      </text:list>
      <text:p text:style-name="P9"><text:soft-page-break/><text:span text:style-name="T6">The team is well organized with all its members fully involved, the first stage of this project has gone very well and we expect this trend to carry over in the remaining phases. Overall the team is very excited about this project and we are very much looking forward to implement</text:span><text:span text:style-name="T9">ing</text:span><text:span text:style-name="T6"> th</text:span><text:span text:style-name="T9">e</text:span><text:span text:style-name="T6"> design to </text:span><text:span text:style-name="T9">create </text:span><text:span text:style-name="T6">a working, engaging and entertaining ga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5:13:06.707937893</meta:creation-date>
    <dc:date>2017-02-12T21:24:40.190988369</dc:date>
    <meta:editing-duration>PT1H16M18S</meta:editing-duration>
    <meta:editing-cycles>15</meta:editing-cycles>
    <meta:generator>LibreOffice/5.1.4.2$Linux_X86_64 LibreOffice_project/10m0$Build-2</meta:generator>
    <meta:document-statistic meta:table-count="0" meta:image-count="0" meta:object-count="0" meta:page-count="2" meta:paragraph-count="11" meta:word-count="537" meta:character-count="3089" meta:non-whitespace-character-count="2554"/>
  </office:meta>
</office:document-meta>
</file>